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ject No.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eight [kg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chal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office:annotation draw:style-name="gr1" draw:text-style-name="P2" svg:width="330.94pt" svg:height="58.51pt" svg:x="91.39pt" svg:y="54.74pt" draw:caption-point-x="-11.54pt" draw:caption-point-y="-22.96pt">
              <dc:date>2021-11-08T00:00:00</dc:date>
              <text:p text:style-name="P1">@jordiriso@gmail.com</text:p>
              <text:p text:style-name="P1">_Assigned to Jordi_</text:p>
              <text:p text:style-name="P1"><text:tab/>-Michał Giec</text:p>
            </office:annotation>
            <text:p>Jordi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mal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office:annotation draw:style-name="gr1" draw:text-style-name="P2" svg:width="330.94pt" svg:height="58.51pt" svg:x="91.39pt" svg:y="70.5pt" draw:caption-point-x="-11.54pt" draw:caption-point-y="-22.99pt">
              <dc:date>2021-11-08T00:00:00</dc:date>
              <text:p text:style-name="P1">@victor.parra@rwth-aachen.de</text:p>
              <text:p text:style-name="P1">_Assigned to victor.parra@rwth-aachen.de_</text:p>
              <text:p text:style-name="P1"><text:tab/>-Michał Giec</text:p>
            </office:annotation>
            <text:p>Victor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office:annotation draw:style-name="gr2" draw:text-style-name="P2" svg:width="330.94pt" svg:height="58.48pt" svg:x="91.39pt" svg:y="86.26pt" draw:caption-point-x="-11.54pt" draw:caption-point-y="-22.99pt">
              <dc:date>2021-11-08T00:00:00</dc:date>
              <text:p text:style-name="P1">@sbute.1996@gmail.com</text:p>
              <text:p text:style-name="P1">_Assigned to Shreyas Bute_</text:p>
              <text:p text:style-name="P1"><text:tab/>-Michał Giec</text:p>
            </office:annotation>
            <text:p>Shreyas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Sensor 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lacem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ait01</text:p>
          </table:table-cell>
          <table:table-cell table:style-name="ce4" office:value-type="string" calcext:value-type="string">
            <text:p>Smartphone</text:p>
          </table:table-cell>
          <table:table-cell table:style-name="ce4" office:value-type="string" calcext:value-type="string">
            <text:p>Galaxy S9+</text:p>
          </table:table-cell>
          <table:table-cell table:style-name="ce4" office:value-type="string" calcext:value-type="string">
            <text:p>Right back pocke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ait02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ait03</text:p>
          </table:table-cell>
          <table:table-cell table:style-name="ce4" office:value-type="string" calcext:value-type="string">
            <text:p>Smartphone</text:p>
          </table:table-cell>
          <table:table-cell table:style-name="ce4" office:value-type="string" calcext:value-type="string">
            <text:p>SE 2020</text:p>
          </table:table-cell>
          <table:table-cell table:style-name="ce4" office:value-type="string" calcext:value-type="string">
            <text:p>Right front pocke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ait04</text:p>
          </table:table-cell>
          <table:table-cell table:style-name="ce4" office:value-type="string" calcext:value-type="string">
            <text:p>Smartphone</text:p>
          </table:table-cell>
          <table:table-cell table:style-name="ce4" office:value-type="string" calcext:value-type="string">
            <text:p>One Plus 8</text:p>
          </table:table-cell>
          <table:table-cell table:style-name="ce4" office:value-type="string" calcext:value-type="string">
            <text:p>Left Front pocke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Data collection info</text:p>
          </table:table-cell>
          <table:covered-table-cell table:style-name="ce8"/>
          <table:covered-table-cell table:style-name="ce10"/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chen</text:p>
          </table:table-cell>
          <table:table-cell table:style-name="ce9" office:value-type="date" office:date-value="2021-11-07" calcext:value-type="date">
            <text:p>07.11.2021</text:p>
          </table:table-cell>
          <table:table-cell table:style-name="ce4" office:value-type="string" calcext:value-type="string">
            <text:p>10:00-11:30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6.0.5.2$Linux_X86_64 LibreOffice_project/</meta:generator>
  </office:meta>
</office:document-meta>
</file>